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b671" officeooo:paragraph-rsid="0009b671"/>
    </style:style>
    <style:style style:name="P2" style:family="paragraph" style:parent-style-name="Text_20_body">
      <style:text-properties officeooo:rsid="000b6663" officeooo:paragraph-rsid="000b6663"/>
    </style:style>
    <style:style style:name="P3" style:family="paragraph" style:parent-style-name="Text_20_body">
      <style:text-properties officeooo:rsid="000e20b2" officeooo:paragraph-rsid="000e20b2"/>
    </style:style>
    <style:style style:name="P4" style:family="paragraph" style:parent-style-name="Text_20_body">
      <style:text-properties officeooo:rsid="000faaf0" officeooo:paragraph-rsid="000faaf0"/>
    </style:style>
    <style:style style:name="P5" style:family="paragraph" style:parent-style-name="Title">
      <style:text-properties officeooo:rsid="0009b671" officeooo:paragraph-rsid="0009b671"/>
    </style:style>
    <style:style style:name="P6" style:family="paragraph" style:parent-style-name="Text_20_body">
      <style:text-properties fo:font-style="normal" officeooo:rsid="000e20b2" officeooo:paragraph-rsid="000e20b2" style:font-style-asian="normal" style:font-style-complex="normal"/>
    </style:style>
    <style:style style:name="P7" style:family="paragraph" style:parent-style-name="Heading_20_2">
      <style:text-properties officeooo:rsid="0009b671" officeooo:paragraph-rsid="0009b671"/>
    </style:style>
    <style:style style:name="P8" style:family="paragraph" style:parent-style-name="Heading_20_2">
      <style:text-properties officeooo:rsid="000b6663" officeooo:paragraph-rsid="000b6663"/>
    </style:style>
    <style:style style:name="T1" style:family="text">
      <style:text-properties officeooo:rsid="0009e020"/>
    </style:style>
    <style:style style:name="T2" style:family="text">
      <style:text-properties officeooo:rsid="000c850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09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 <text:span text:style-name="T5">4</text:span>. <text:s/>Managing our web server.</text:p>
      <text:p text:style-name="P1"/>
      <text:h text:style-name="P7" text:outline-level="2">Before starting the lab. </text:h>
      <text:p text:style-name="P1">Log into the webserver as root. <text:s/><text:span text:style-name="T1">Install the minion via the bootstrap command as we did in Lab 1. <text:s/>Omit the -M option as that will install the salt master, which we don't need here. <text:s/>As before, modify the minion file to tell Saltstack where the salt master is located, and, on the salt master, accept the new minion's key. </text:span></text:p>
      <text:p text:style-name="P1"/>
      <text:h text:style-name="P8" text:outline-level="2">Creating new states for the web server. </text:h>
      <text:p text:style-name="P2">We're going to install apache as our web server. <text:s/>However, we don't want to install it on all of our minions, just the web servers. <text:s/></text:p>
      <text:p text:style-name="P2">Let's now update our top.sls file and add a new state ID, 'webserver', <text:s/><text:span text:style-name="T2">from there we'll install the apache pkg and monitor both the apache service and the apache configuration file. </text:span></text:p>
      <text:p text:style-name="P2"/>
      <text:p text:style-name="P3">First, create a new directory <text:span text:style-name="T3">apache, </text:span><text:span text:style-name="T4">change directory to it and</text:span> create an <text:span text:style-name="T3">init.sls </text:span><text:span text:style-name="T4">file. </text:span></text:p>
      <text:p text:style-name="P6">We will create three states. </text:p>
      <text:p text:style-name="P3"/>
      <text:p text:style-name="P3"><text:span text:style-name="T4">1. <text:s/>Create a state called </text:span><text:span text:style-name="T3">apache</text:span><text:span text:style-name="T4"> which will install the apache2 web server.</text:span></text:p>
      <text:p text:style-name="P3"><text:span text:style-name="T4">2. <text:s/>Create a state called </text:span><text:span text:style-name="T3">apache_service</text:span><text:span text:style-name="T4"> which will start the apache web server and reload it if the apache2.conf file has been changed. Note that this will require that the apache2.conf file exists. </text:span></text:p>
      <text:p text:style-name="P3"><text:span text:style-name="T4">3. <text:s/>Create a state called </text:span><text:span text:style-name="T3">apache_config </text:span><text:span text:style-name="T4"><text:s/>which will manage the apache2.conf file. <text:s/>Note that in order for this state to run, the apache2 package must already be installed.</text:span></text:p>
      <text:p text:style-name="P4"><text:span text:style-name="T4">4. <text:s/>Test the new configuration by running </text:span><text:span text:style-name="T3">salt state.apply apache</text:span><text:span text:style-name="T4">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08:39.284070629</meta:creation-date>
    <dc:date>2017-02-21T09:17:47.307406055</dc:date>
    <meta:editing-duration>P1DT1H19M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37" meta:character-count="1368" meta:non-whitespace-character-count="1121"/>
  </office:meta>
</office:document-meta>
</file>